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90000017F14D46626069352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9" draw:style-name="gr1" draw:text-style-name="P1" draw:layer="layout" svg:width="10.569cm" svg:height="10.745cm" svg:x="1.966cm" svg:y="0.628cm">
          <draw:image xlink:href="Pictures/10000001000001790000017F14D46626069352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09:48:50.387313186</dc:date>
    <meta:editing-duration>PT1H2M59S</meta:editing-duration>
    <meta:editing-cycles>6</meta:editing-cycles>
    <meta:generator>LibreOffice/7.3.5.2$Linux_X86_64 LibreOffice_project/30$Build-2</meta:generator>
    <meta:document-statistic meta:object-count="1"/>
  </office:meta>
</office:document-meta>
</file>